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43f62" officeooo:paragraph-rsid="00043f62" style:font-size-asian="14pt" style:font-size-complex="14pt"/>
    </style:style>
    <style:style style:name="P2" style:family="paragraph" style:parent-style-name="Standard">
      <style:text-properties fo:font-size="14pt" officeooo:rsid="00043f62" officeooo:paragraph-rsid="0007dfd6" style:font-size-asian="14pt" style:font-size-complex="14pt"/>
    </style:style>
    <style:style style:name="P3" style:family="paragraph" style:parent-style-name="Standard">
      <style:text-properties fo:font-size="14pt" officeooo:rsid="0007dfd6" officeooo:paragraph-rsid="0007dfd6" style:font-size-asian="14pt" style:font-size-complex="14pt"/>
    </style:style>
    <style:style style:name="P4" style:family="paragraph" style:parent-style-name="Standard">
      <style:text-properties fo:font-size="14pt" officeooo:rsid="001ff24f" officeooo:paragraph-rsid="001ff24f" style:font-size-asian="14pt" style:font-size-complex="14pt"/>
    </style:style>
    <style:style style:name="P5" style:family="paragraph" style:parent-style-name="Standard">
      <style:text-properties fo:font-size="14pt" officeooo:rsid="0027891c" officeooo:paragraph-rsid="0027891c" style:font-size-asian="14pt" style:font-size-complex="14pt"/>
    </style:style>
    <style:style style:name="P6" style:family="paragraph" style:parent-style-name="Standard">
      <style:text-properties fo:color="#ff3333" fo:font-size="14pt" officeooo:rsid="00043f62" officeooo:paragraph-rsid="00043f62" style:font-size-asian="14pt" style:font-size-complex="14pt"/>
    </style:style>
    <style:style style:name="P7" style:family="paragraph" style:parent-style-name="Standard">
      <style:text-properties fo:color="#ff3333" fo:font-size="14pt" officeooo:rsid="00084425" officeooo:paragraph-rsid="00084425" style:font-size-asian="14pt" style:font-size-complex="14pt"/>
    </style:style>
    <style:style style:name="P8" style:family="paragraph" style:parent-style-name="Standard">
      <style:text-properties fo:color="#ff3333" fo:font-size="14pt" officeooo:rsid="000b59d6" officeooo:paragraph-rsid="000b59d6" style:font-size-asian="14pt" style:font-size-complex="14pt"/>
    </style:style>
    <style:style style:name="P9" style:family="paragraph" style:parent-style-name="Standard">
      <style:text-properties fo:color="#ff3333" fo:font-size="14pt" officeooo:rsid="000b97a5" officeooo:paragraph-rsid="000b97a5" style:font-size-asian="14pt" style:font-size-complex="14pt"/>
    </style:style>
    <style:style style:name="P10" style:family="paragraph" style:parent-style-name="Standard">
      <style:text-properties fo:color="#ff3333" fo:font-size="14pt" officeooo:rsid="000ddbe3" officeooo:paragraph-rsid="000ddbe3" style:font-size-asian="14pt" style:font-size-complex="14pt"/>
    </style:style>
    <style:style style:name="P11" style:family="paragraph" style:parent-style-name="Standard">
      <style:text-properties fo:color="#ff3333" fo:font-size="14pt" officeooo:rsid="000ec385" officeooo:paragraph-rsid="000ec385" style:font-size-asian="14pt" style:font-size-complex="14pt"/>
    </style:style>
    <style:style style:name="P12" style:family="paragraph" style:parent-style-name="Standard">
      <style:text-properties fo:color="#ff3333" fo:font-size="14pt" officeooo:rsid="0011f98c" officeooo:paragraph-rsid="0011f98c" style:font-size-asian="14pt" style:font-size-complex="14pt"/>
    </style:style>
    <style:style style:name="P13" style:family="paragraph" style:parent-style-name="Standard">
      <style:text-properties fo:color="#ff3333" fo:font-size="14pt" officeooo:rsid="0014ce29" officeooo:paragraph-rsid="0014ce29" style:font-size-asian="14pt" style:font-size-complex="14pt"/>
    </style:style>
    <style:style style:name="P14" style:family="paragraph" style:parent-style-name="Standard">
      <style:text-properties fo:color="#ff3333" fo:font-size="14pt" officeooo:rsid="0015e107" officeooo:paragraph-rsid="0015e107" style:font-size-asian="14pt" style:font-size-complex="14pt"/>
    </style:style>
    <style:style style:name="P15" style:family="paragraph" style:parent-style-name="Standard">
      <style:text-properties fo:color="#ff3333" fo:font-size="14pt" officeooo:rsid="0016272d" officeooo:paragraph-rsid="0016272d" style:font-size-asian="14pt" style:font-size-complex="14pt"/>
    </style:style>
    <style:style style:name="P16" style:family="paragraph" style:parent-style-name="Standard">
      <style:text-properties fo:color="#ff3333" fo:font-size="14pt" officeooo:rsid="001d57b3" officeooo:paragraph-rsid="001d57b3" style:font-size-asian="14pt" style:font-size-complex="14pt"/>
    </style:style>
    <style:style style:name="P17" style:family="paragraph" style:parent-style-name="Standard">
      <style:text-properties fo:color="#ff3333" fo:font-size="14pt" officeooo:rsid="001ea3f2" officeooo:paragraph-rsid="001ea3f2" style:font-size-asian="14pt" style:font-size-complex="14pt"/>
    </style:style>
    <style:style style:name="P18" style:family="paragraph" style:parent-style-name="Standard">
      <style:text-properties fo:color="#330099" fo:font-size="14pt" officeooo:rsid="000ec385" officeooo:paragraph-rsid="000ec385" style:font-size-asian="14pt" style:font-size-complex="14pt"/>
    </style:style>
    <style:style style:name="P19" style:family="paragraph" style:parent-style-name="Standard">
      <style:text-properties fo:color="#0000ff" fo:font-size="14pt" officeooo:rsid="001ad36a" officeooo:paragraph-rsid="001ad36a" style:font-size-asian="14pt" style:font-size-complex="14pt"/>
    </style:style>
    <style:style style:name="P20" style:family="paragraph" style:parent-style-name="Standard">
      <style:text-properties fo:color="#6600cc" fo:font-size="14pt" officeooo:rsid="0015e107" officeooo:paragraph-rsid="0015e107" style:font-size-asian="14pt" style:font-size-complex="14pt"/>
    </style:style>
    <style:style style:name="P21" style:family="paragraph" style:parent-style-name="Standard">
      <style:text-properties fo:color="#cc9900" fo:font-size="14pt" officeooo:rsid="00043f62" officeooo:paragraph-rsid="0016272d" fo:background-color="#ffffff" style:font-size-asian="14pt" style:font-size-complex="14pt"/>
    </style:style>
    <style:style style:name="P22" style:family="paragraph" style:parent-style-name="Standard">
      <style:text-properties fo:color="#cc9900" fo:font-size="14pt" officeooo:rsid="00043f62" officeooo:paragraph-rsid="0016272d" style:font-size-asian="14pt" style:font-size-complex="14pt"/>
    </style:style>
    <style:style style:name="P23" style:family="paragraph" style:parent-style-name="Standard">
      <style:text-properties fo:color="#cc9900" fo:font-size="14pt" officeooo:rsid="0016272d" officeooo:paragraph-rsid="0016272d" style:font-size-asian="14pt" style:font-size-complex="14pt"/>
    </style:style>
    <style:style style:name="P24" style:family="paragraph" style:parent-style-name="Standard">
      <style:text-properties fo:font-size="14pt" officeooo:rsid="00043f62" officeooo:paragraph-rsid="00043f62" style:font-size-asian="14pt" style:font-size-complex="14pt"/>
    </style:style>
    <style:style style:name="P25" style:family="paragraph" style:parent-style-name="Standard">
      <style:text-properties fo:font-size="14pt" officeooo:rsid="002a6308" officeooo:paragraph-rsid="002a6308" style:font-size-asian="14pt" style:font-size-complex="14pt"/>
    </style:style>
    <style:style style:name="P26" style:family="paragraph" style:parent-style-name="Standard">
      <style:text-properties fo:color="#ff3333" fo:font-size="14pt" officeooo:rsid="002a6308" officeooo:paragraph-rsid="002a6308" style:font-size-asian="14pt" style:font-size-complex="14pt"/>
    </style:style>
    <style:style style:name="P27" style:family="paragraph" style:parent-style-name="Standard">
      <style:text-properties fo:color="#ff3333" fo:font-size="14pt" officeooo:rsid="00043f62" officeooo:paragraph-rsid="00043f62" style:font-size-asian="14pt" style:font-size-complex="14pt"/>
    </style:style>
    <style:style style:name="P28" style:family="paragraph" style:parent-style-name="Standard">
      <style:text-properties fo:color="#ff3333" fo:font-size="14pt" officeooo:rsid="002b795c" officeooo:paragraph-rsid="002b795c" style:font-size-asian="14pt" style:font-size-complex="14pt"/>
    </style:style>
    <style:style style:name="P29" style:family="paragraph" style:parent-style-name="Standard">
      <style:text-properties fo:color="#ff3333" fo:font-size="14pt" officeooo:rsid="002c68dd" officeooo:paragraph-rsid="002c68dd" style:font-size-asian="14pt" style:font-size-complex="14pt"/>
    </style:style>
    <style:style style:name="P30" style:family="paragraph" style:parent-style-name="Standard">
      <style:text-properties fo:color="#ff3333" fo:font-size="14pt" officeooo:rsid="002e2eb6" officeooo:paragraph-rsid="002e2eb6" style:font-size-asian="14pt" style:font-size-complex="14pt"/>
    </style:style>
    <style:style style:name="P31" style:family="paragraph" style:parent-style-name="Standard">
      <style:text-properties fo:color="#ff3333" fo:font-size="14pt" officeooo:rsid="002fbbd4" officeooo:paragraph-rsid="002fbbd4" style:font-size-asian="14pt" style:font-size-complex="14pt"/>
    </style:style>
    <style:style style:name="P32" style:family="paragraph" style:parent-style-name="Standard">
      <style:text-properties fo:color="#ff3333" fo:font-size="14pt" officeooo:rsid="0032375a" officeooo:paragraph-rsid="0032375a" style:font-size-asian="14pt" style:font-size-complex="14pt"/>
    </style:style>
    <style:style style:name="P33" style:family="paragraph" style:parent-style-name="Standard">
      <style:text-properties fo:color="#ff3333" fo:font-size="14pt" officeooo:rsid="0033139f" officeooo:paragraph-rsid="0033139f" style:font-size-asian="14pt" style:font-size-complex="14pt"/>
    </style:style>
    <style:style style:name="T1" style:family="text">
      <style:text-properties fo:color="#ff3333"/>
    </style:style>
    <style:style style:name="T2" style:family="text">
      <style:text-properties officeooo:rsid="000f11f9"/>
    </style:style>
    <style:style style:name="T3" style:family="text">
      <style:text-properties fo:color="#111111"/>
    </style:style>
    <style:style style:name="T4" style:family="text">
      <style:text-properties fo:color="#cc9900"/>
    </style:style>
    <style:style style:name="T5" style:family="text">
      <style:text-properties officeooo:rsid="001ff24f"/>
    </style:style>
    <style:style style:name="T6" style:family="text">
      <style:text-properties officeooo:rsid="002789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1. What is the difference in features between kernel 2.2, 2.4 and 2.6 ?</text:p>
      <text:p text:style-name="P6">2. What are Static and Shared libraries ?</text:p>
      <text:p text:style-name="P6">3. What is dynamic linking ? What is static linking ?</text:p>
      <text:p text:style-name="P6">4. What are the advantages of Dynamic linking or Shared libraries ?</text:p>
      <text:p text:style-name="P6">5. Does gcc search for both static and shared libraries ? Which is searched initially by gcc compiler ?</text:p>
      <text:p text:style-name="P6">6. What should be done for Shared library based linking in gcc ?</text:p>
      <text:p text:style-name="P6">7. What should be done for static library based linking in gcc ?</text:p>
      <text:p text:style-name="P6">8. What is object file and what are symbols ?</text:p>
      <text:p text:style-name="P6">9. Can you tell the memory layout based on Data,BSS,HEAP and STACK ?</text:p>
      <text:p text:style-name="P28"><text:a xlink:type="simple" xlink:href="http://www.geeksforgeeks.org/memory-layout-of-c-program/" text:style-name="Internet_20_link" text:visited-style-name="Visited_20_Internet_20_Link">http://www.geeksforgeeks.org/memory-layout-of-c-program/</text:a> </text:p>
      <text:p text:style-name="P28"/>
      <text:p text:style-name="P6">10. What are the ways in which linux kernel can be compiled ?</text:p>
      <text:p text:style-name="P29"><text:a xlink:type="simple" xlink:href="http://www.thegeekstuff.com/2013/06/compile-linux-kernel" text:style-name="Internet_20_link" text:visited-style-name="Visited_20_Internet_20_Link">http://www.thegeekstuff.com/2013/06/compile-linux-kernel</text:a> </text:p>
      <text:p text:style-name="P29"/>
      <text:p text:style-name="P6">11. How will get the driver added into the kernel ? What are Kconfig files ?</text:p>
      <text:p text:style-name="P6">12. What is a kernel module ?</text:p>
      <text:p text:style-name="P6">13. What is the difference between insmod and modprobe ?</text:p>
      <text:p text:style-name="P30"><text:a xlink:type="simple" xlink:href="https://nashkius.wordpress.com/2010/11/24/modprobe-vs-insmod/" text:style-name="Internet_20_link" text:visited-style-name="Visited_20_Internet_20_Link">https://nashkius.wordpress.com/2010/11/24/modprobe-vs-insmod/</text:a></text:p>
      <text:p text:style-name="P30"/>
      <text:p text:style-name="P6">14. How will you list the modules ?</text:p>
      <text:p text:style-name="P31"><text:a xlink:type="simple" xlink:href="https://www.cyberciti.biz/faq/howto-display-list-of-modules-or-device-drivers-in-the-linux-kernel/" text:style-name="Internet_20_link" text:visited-style-name="Visited_20_Internet_20_Link">https://www.cyberciti.biz/faq/howto-display-list-of-modules-or-device-drivers-in-the-linux-kernel/</text:a> </text:p>
      <text:p text:style-name="P31"/>
      <text:p text:style-name="P6">15. How do you get the list of currently available drivers ?</text:p>
      <text:p text:style-name="P31"><text:a xlink:type="simple" xlink:href="https://askubuntu.com/questions/688894/find-list-of-installed-device-drivers-ubuntu" text:style-name="Internet_20_link" text:visited-style-name="Visited_20_Internet_20_Link">https://askubuntu.com/questions/688894/find-list-of-installed-device-drivers-ubuntu</text:a></text:p>
      <text:p text:style-name="P31"/>
      <text:p text:style-name="P6">16. How will you Access userspace memory from kernel ? What are the various methods ?</text:p>
      <text:p text:style-name="P32"><text:a xlink:type="simple" xlink:href="https://www.ibm.com/developerworks/library/l-kernel-memory-access/index.html" text:style-name="Internet_20_link" text:visited-style-name="Visited_20_Internet_20_Link">https://www.ibm.com/developerworks/library/l-kernel-memory-access/index.html</text:a> </text:p>
      <text:p text:style-name="P32"/>
      <text:p text:style-name="P6">17. What is the use of ioctl(inode,file,cmd,arg) ApI ?</text:p>
      <text:p text:style-name="P33"><text:a xlink:type="simple" xlink:href="http://opensourceforu.com/2011/08/io-control-in-linux/" text:style-name="Internet_20_link" text:visited-style-name="Visited_20_Internet_20_Link">http://opensourceforu.com/2011/08/io-control-in-linux/</text:a></text:p>
      <text:p text:style-name="P33"/>
      <text:p text:style-name="P6">18. What is the use of the poll(file, polltable) API ?</text:p>
      <text:p text:style-name="P6">19. What is the use of file-&gt;private_data in a device driver structure ?</text:p>
      <text:p text:style-name="P6">20. What is a device number ?</text:p>
      <text:p text:style-name="P6">21. What are the two types of devices drivers from VFS point of view ?</text:p>
      <text:p text:style-name="P6">22. What are character devices ?</text:p>
      <text:p text:style-name="P6">23. How does the character device driver adds and remove itself from the kernel ?</text:p>
      <text:p text:style-name="P6">24. What is the role of interrupts in a device driver ? How are interrupts handled in device driver ?</text:p>
      <text:p text:style-name="P6">25. How will you make interrupt handlers as fast as possible ?</text:p>
      <text:p text:style-name="P6">26. What are the types of softirqs ?</text:p>
      <text:p text:style-name="P6"><text:soft-page-break/>27. Difference between Timer Softirq and Tasklet Softirq ?</text:p>
      <text:p text:style-name="P6">28. What are tasklets ? How are they activated ? when and How are they initialized ?</text:p>
      <text:p text:style-name="P6">29. What is task_struct and how are task states maintained ?</text:p>
      <text:p text:style-name="P6">30. What is rwlock and spinlock ? Briefly explain about both of them ?</text:p>
      <text:p text:style-name="P6">31. When will you use rwlock instead of spinlock ?</text:p>
      <text:p text:style-name="P6">32. Can spinlock/rwlock be used in Interrupt handler ?</text:p>
      <text:p text:style-name="P6">33. Tell about the Memory Layout of a Process in Linux .</text:p>
      <text:p text:style-name="P6">34. How will you trace the system calls made into the kernel of lInux ?</text:p>
      <text:p text:style-name="P6">35. What is mmap ? MMAP &amp; malloc ? MMAP &amp; brk ? MMAP adv &amp; dis-adv.</text:p>
      <text:p text:style-name="P6">36. Tell the relation between Malloc and MMAP</text:p>
      <text:p text:style-name="P6">37. Advantages of MMAP over Read ?</text:p>
      <text:p text:style-name="P6">38. Tell the role of brk() in malloc / Tell the relation between heap and brk?</text:p>
      <text:p text:style-name="P6">39. Example of using MMAP and MUNMAP in C ?</text:p>
      <text:p text:style-name="P6">40. Tell about the method/steps in Linux Kernel Compilation.</text:p>
      <text:p text:style-name="P17"><text:a xlink:type="simple" xlink:href="http://www.thegeekstuff.com/2013/06/compile-linux-kernel/" text:style-name="Internet_20_link" text:visited-style-name="Visited_20_Internet_20_Link">http://www.thegeekstuff.com/2013/06/compile-linux-kernel/</text:a> </text:p>
      <text:p text:style-name="P6">41. What is Kmalloc and how does it differ from normal malloc ? or Why cant we use malloc in kernel code ?</text:p>
      <text:p text:style-name="P16"><text:a xlink:type="simple" xlink:href="http://www.gotothings.com/unix/kmalloc-and-malloc-memory-allocation.htm" text:style-name="Internet_20_link" text:visited-style-name="Visited_20_Internet_20_Link">http://www.gotothings.com/unix/kmalloc-and-malloc-memory-allocation.htm</text:a></text:p>
      <text:p text:style-name="P16"/>
      <text:p text:style-name="P6">42. What happens as soon as a packet arrives from the network in Linux ?</text:p>
      <text:p text:style-name="P6">43. What is a stack frame, stack pointer &amp; frame pointer ?</text:p>
      <text:p text:style-name="P6">44. What is a profiler ? Which one have you used ?</text:p>
      <text:p text:style-name="P6">45. How do you determine the direction of stack growth ?</text:p>
      <text:p text:style-name="P19">/home/dasinram/C/stack_grow.c</text:p>
      <text:p text:style-name="P21">??????????????????????????????????????????????????????</text:p>
      <text:p text:style-name="P22">46) How will you find loop in a linked list?</text:p>
      <text:p text:style-name="P22"/>
      <text:p text:style-name="P15"><text:a xlink:type="simple" xlink:href="http://www.geeksforgeeks.org/write-a-c-function-to-detect-loop-in-a-linked-list/" text:style-name="Internet_20_link" text:visited-style-name="Visited_20_Internet_20_Link">http://www.geeksforgeeks.org/write-a-c-function-to-detect-loop-in-a-linked-list/</text:a><text:span text:style-name="T4"> </text:span></text:p>
      <text:p text:style-name="P23"/>
      <text:p text:style-name="P6">47) Count the number of set bits in an integer.</text:p>
      <text:p text:style-name="P20">/home/dasinram/C/setbits.c</text:p>
      <text:p text:style-name="P14"/>
      <text:p text:style-name="P6">48) How negative numbers are stored and how to calculate the 2's compliment</text:p>
      <text:p text:style-name="P6">49) Create a custom malloc and free function using linked lists <text:s/></text:p>
      <text:p text:style-name="P6">50) Write a function that determines if a given variable is a power of 2 or not</text:p>
      <text:p text:style-name="P18">/home/dasinram/C/<text:span text:style-name="T2">power.c</text:span></text:p>
      <text:p text:style-name="P11"/>
      <text:p text:style-name="P6">51) What is atomic programming/non-locking operation?</text:p>
      <text:p text:style-name="P6">52) What is reentrant function. Give one example?</text:p>
      <text:p text:style-name="P10"><text:a xlink:type="simple" xlink:href="http://www.geeksforgeeks.org/reentrant-function/" text:style-name="Internet_20_link" text:visited-style-name="Visited_20_Internet_20_Link">http://www.geeksforgeeks.org/reentrant-function/</text:a></text:p>
      <text:p text:style-name="P10"/>
      <text:p text:style-name="P6">53) Write a macros which converts Big endian to little endian?</text:p>
      <text:p text:style-name="P13"><text:a xlink:type="simple" xlink:href="https://cboard.cprogramming.com/c-programming/59594-endianness-conversion-macros.html" text:style-name="Internet_20_link" text:visited-style-name="Visited_20_Internet_20_Link">https://cboard.cprogramming.com/c-programming/59594-endianness-conversion-macros.html</text:a> </text:p>
      <text:p text:style-name="P6"><text:span text:style-name="Source_20_Text"/></text:p>
      <text:p text:style-name="P6"><text:soft-page-break/><text:span text:style-name="Source_20_Text"><text:span text:style-name="T3">#define MSB2LSBW( x ) ( x &lt;&lt; 8 | (char)x )</text:span></text:span></text:p>
      <text:p text:style-name="Standard"/>
      <text:p text:style-name="Standard"><text:span text:style-name="Source_20_Text">#define MSB2LSBDW( x <text:s/>(\</text:span></text:p>
      <text:p text:style-name="Standard"><text:span text:style-name="Source_20_Text">( ( x &amp; 0x000000FF ) &lt;&lt; 24 ) \</text:span></text:p>
      <text:p text:style-name="Standard"><text:span text:style-name="Source_20_Text">| ( ( x &amp; 0x0000FF00 ) &lt;&lt; 8 ) \</text:span></text:p>
      <text:p text:style-name="Standard"><text:span text:style-name="Source_20_Text">| ( ( x &amp; 0x00FF0000 ) &gt;&gt; 8 ) \</text:span></text:p>
      <text:p text:style-name="Standard"><text:span text:style-name="Source_20_Text">| ( ( x &amp; 0xFF000000 ) &gt;&gt; 24 ) \</text:span></text:p>
      <text:p text:style-name="Standard"><text:span text:style-name="Source_20_Text">)</text:span></text:p>
      <text:p text:style-name="P6"/>
      <text:p text:style-name="P6">54) What is priority inversion?</text:p>
      <text:p text:style-name="P12"><text:a xlink:type="simple" xlink:href="http://www.geeksforgeeks.org/priority-inversion-what-the-heck/" text:style-name="Internet_20_link" text:visited-style-name="Visited_20_Internet_20_Link">http://www.geeksforgeeks.org/priority-inversion-what-the-heck/</text:a> </text:p>
      <text:p text:style-name="P6">55) What is Race condition?</text:p>
      <text:p text:style-name="P9"><text:a xlink:type="simple" xlink:href="http://searchstorage.techtarget.com/definition/race-condition" text:style-name="Internet_20_link" text:visited-style-name="Visited_20_Internet_20_Link">http://searchstorage.techtarget.com/definition/race-condition</text:a></text:p>
      <text:p text:style-name="P9"/>
      <text:p text:style-name="P6">56) What is State Machine</text:p>
      <text:p text:style-name="P8"><text:a xlink:type="simple" xlink:href="http://coder-tronics.com/state-machine-tutorial-pt1/" text:style-name="Internet_20_link" text:visited-style-name="Visited_20_Internet_20_Link">http://coder-tronics.com/state-machine-tutorial-pt1/</text:a></text:p>
      <text:p text:style-name="P8"/>
      <text:p text:style-name="P6">57) What is virtual memory?</text:p>
      <text:p text:style-name="P7"><text:a xlink:type="simple" xlink:href="http://www.thegeekstuff.com/2012/02/linux-memory-management/" text:style-name="Internet_20_link" text:visited-style-name="Visited_20_Internet_20_Link">http://www.thegeekstuff.com/2012/02/linux-memory-management/</text:a></text:p>
      <text:p text:style-name="P7"/>
      <text:p text:style-name="P6"/>
      <text:p text:style-name="P1"/>
      <text:p text:style-name="P6">58) What is page fault?</text:p>
      <text:p text:style-name="P1">Ans:When the page (data) requested by a program is not available in the memory, it is called as a page fault. This usually results in the application being shut down.</text:p>
      <text:p text:style-name="P1"/>
      <text:p text:style-name="P1"><text:a xlink:type="simple" xlink:href="https://unix.stackexchange.com/questions/231116/what-happens-after-a-page-fault" text:style-name="Internet_20_link" text:visited-style-name="Visited_20_Internet_20_Link">https://unix.stackexchange.com/questions/231116/what-happens-after-a-page-fault</text:a></text:p>
      <text:p text:style-name="P1"/>
      <text:p text:style-name="P1"/>
      <text:p text:style-name="P6">59) What is hash table? (Data Structure)</text:p>
      <text:p text:style-name="P1"/>
      <text:p text:style-name="P6">60) What is dead lock? give example.</text:p>
      <text:p text:style-name="P1">Ans :<text:a xlink:type="simple" xlink:href="http://whatis.techtarget.com/definition/deadlock" text:style-name="Internet_20_link" text:visited-style-name="Visited_20_Internet_20_Link">http://whatis.techtarget.com/definition/deadlock</text:a></text:p>
      <text:p text:style-name="P1"/>
      <text:p text:style-name="P1">A deadlock is a situation when a process in the system has acquired some resources and waiting for more resources which are acquired by some other process which in turn is waiting for the resources acquired by this process. Hence, none of them can proceed and OS cant do any work.</text:p>
      <text:p text:style-name="P1"><text:s/></text:p>
      <text:p text:style-name="P1"/>
      <text:p text:style-name="P1"/>
      <text:p text:style-name="P6">61) Explain the difference between const int * and int const *.</text:p>
      <text:p text:style-name="P1">Ans: const int * == int const *</text:p>
      <text:p text:style-name="P1">int const * - pointer to const int</text:p>
      <text:p text:style-name="P1">const int * - pointer to const int</text:p>
      <text:p text:style-name="P3"><text:soft-page-break/><text:a xlink:type="simple" xlink:href="https://stackoverflow.com/questions/1143262/what-is-the-difference-between-const-int-const-int-const-and-int-const" text:style-name="Internet_20_link" text:visited-style-name="Visited_20_Internet_20_Link">https://stackoverflow.com/questions/1143262/what-is-the-difference-between-const-int-const-int-const-and-int-const</text:a></text:p>
      <text:p text:style-name="P2"/>
      <text:p text:style-name="P1"><text:span text:style-name="T1">62) What is the difference between IO mapped vs memory mapped?</text:span><text:a xlink:type="simple" xlink:href="https://www.quora.com/What-is-the-difference-between-an-I-O-mapped-I-O-and-a-memory-mapped-I-O-in-the-interfacing-of-the-microprocessor" text:style-name="Internet_20_link" text:visited-style-name="Visited_20_Internet_20_Link">https://www.quora.com/What-is-the-difference-between-an-I-O-mapped-I-O-and-a-memory-mapped-I-O-in-the-interfacing-of-the-microprocessor</text:a></text:p>
      <text:p text:style-name="P1"/>
      <text:p text:style-name="P1"/>
      <text:p text:style-name="P6">63) Write steps in Boot sequence in Linux based systems (PCs)</text:p>
      <text:p text:style-name="P1">LINK: <text:s/><text:a xlink:type="simple" xlink:href="http://www.thegeekstuff.com/2011/02/linux-boot-process" text:style-name="Internet_20_link" text:visited-style-name="Visited_20_Internet_20_Link">http://www.thegeekstuff.com/2011/02/linux-boot-process</text:a></text:p>
      <text:p text:style-name="P1"><text:s/></text:p>
      <text:p text:style-name="P26">64)what is near,far,huge pointers in c?</text:p>
      <text:p text:style-name="P25">LINK:<text:a xlink:type="simple" xlink:href="http://www.answers.com/Q/What_are_near_far_and_huge_pointers_in_C" text:style-name="Internet_20_link" text:visited-style-name="Visited_20_Internet_20_Link">http://www.answers.com/Q/What_are_near_far_and_huge_pointers_in_C</text:a> </text:p>
      <text:p text:style-name="P1"/>
      <text:p text:style-name="P1"/>
      <text:p text:style-name="P1"/>
      <text:p text:style-name="P1"/>
      <text:p text:style-name="P1">Linux Device Driver Questions</text:p>
      <text:p text:style-name="P1"/>
      <text:p text:style-name="P1">Process management</text:p>
      <text:p text:style-name="P1">==================</text:p>
      <text:p text:style-name="P1">1) how to manipulate the current process.</text:p>
      <text:p text:style-name="P1">2) what are kernel thread.</text:p>
      <text:p text:style-name="P1">3) how threads are implemented in linux kernel.</text:p>
      <text:p text:style-name="P1">4) What are different state of a process in lunix.</text:p>
      <text:p text:style-name="P1">5) what is difference between process and thread.</text:p>
      <text:p text:style-name="P1">6) generally what resources are shared between threads.</text:p>
      <text:p text:style-name="P1">7) what is process descriptor</text:p>
      <text:p text:style-name="P1">8) what is task_struct.</text:p>
      <text:p text:style-name="P1">9) what is therad_info structure for.</text:p>
      <text:p text:style-name="P1">10) what was the need of thread_info structure.</text:p>
      <text:p text:style-name="P1">11) difference betwen fork() and vfork()</text:p>
      <text:p text:style-name="P1">12) what is process context.</text:p>
      <text:p text:style-name="P1">13) what is zombie process.</text:p>
      <text:p text:style-name="P1">14) how parent less process is handles in linux.</text:p>
      <text:p text:style-name="P1"/>
      <text:p text:style-name="P1">Process Scheduling</text:p>
      <text:p text:style-name="P1">==================</text:p>
      <text:p text:style-name="P1">1) what is process scheduling</text:p>
      <text:p text:style-name="P1">2) what is cooperative multitasking and pre-emptive multitasking.</text:p>
      <text:p text:style-name="P1">3) what is yielding.</text:p>
      <text:p text:style-name="P1">4) what is limitation of cooperative multitasking.</text:p>
      <text:p text:style-name="P1">5) I/O bound versus Processor bound process.</text:p>
      <text:p text:style-name="P1">6) what is process priority.</text:p>
      <text:p text:style-name="P1">7) What kind of priority is maintained in linux.</text:p>
      <text:p text:style-name="P1"><text:soft-page-break/>8) what is nice value.</text:p>
      <text:p text:style-name="P1">9) what is virtual run time.</text:p>
      <text:p text:style-name="P1">10) what are the available scheduling classes in linux.</text:p>
      <text:p text:style-name="P1">11) which type os scheduling used in linux.</text:p>
      <text:p text:style-name="P1">12) how next task is picked for scheduling.</text:p>
      <text:p text:style-name="P1">13) what is scheduler entry point in linux.</text:p>
      <text:p text:style-name="P1">14) what is waitqueus.</text:p>
      <text:p text:style-name="P1">15) How context switching is handled in linux.</text:p>
      <text:p text:style-name="P1">16) what is user preemption and kernel preemption</text:p>
      <text:p text:style-name="P1"/>
      <text:p text:style-name="P1">Syscalls</text:p>
      <text:p text:style-name="P1">========</text:p>
      <text:p text:style-name="P1">1) what is syscalls.</text:p>
      <text:p text:style-name="P1">2) how system calls are implemented in linux.</text:p>
      <text:p text:style-name="P1">3) what happens when process in userspace calls a syscall.</text:p>
      <text:p text:style-name="P1">4) what is the need of verifying parameter in definition of syscall.</text:p>
      <text:p text:style-name="P1">5) what is system calls context.</text:p>
      <text:p text:style-name="P1">6) why it is not recommended to writing new syscall.</text:p>
      <text:p text:style-name="P1"/>
      <text:p text:style-name="P1"/>
      <text:p text:style-name="P1"/>
      <text:p text:style-name="P1"><text:a xlink:type="simple" xlink:href="https://www.quora.com/What-are-some-good-interview-questions-on-Linux-kernel-programming" text:style-name="Internet_20_link" text:visited-style-name="Visited_20_Internet_20_Link">https://www.quora.com/What-are-some-good-interview-questions-on-Linux-kernel-programming</text:a></text:p>
      <text:p text:style-name="P1"/>
      <text:p text:style-name="P1"/>
      <text:p text:style-name="P1"><text:tab/><text:tab/><text:tab/><text:tab/><text:span text:style-name="T5">28-06-2017</text:span></text:p>
      <text:p text:style-name="P1"/>
      <text:p text:style-name="P4">1.Key features of linux.</text:p>
      <text:p text:style-name="P4">2.advantages of android</text:p>
      <text:p text:style-name="P4">3.Dangling pointer</text:p>
      <text:p text:style-name="P4">4.near,far,huge pointer</text:p>
      <text:p text:style-name="P4">5.board bringup</text:p>
      <text:p text:style-name="P4">6.ioctl</text:p>
      <text:p text:style-name="P4">7.stack frame,stack pointer,frame pointer</text:p>
      <text:p text:style-name="P4">8.differences of android 6,7</text:p>
      <text:p text:style-name="P4">9.core building blocks of android</text:p>
      <text:p text:style-name="P4">10.architecture of android.</text:p>
      <text:p text:style-name="P4">11.logcat format</text:p>
      <text:p text:style-name="P4">12.virtual memory</text:p>
      <text:p text:style-name="P4">13.python class program(get string,print string)</text:p>
      <text:p text:style-name="P4">14.print two dimensional array in python</text:p>
      <text:p text:style-name="P4">15.SQL data base.</text:p>
      <text:p text:style-name="P4">16,.big endian,little endian,macros to convert </text:p>
      <text:p text:style-name="P4">17.typedef keyword.</text:p>
      <text:p text:style-name="P4">18.print the output as own source code.</text:p>
      <text:p text:style-name="P4"><text:soft-page-break/>19.<text:span text:style-name="T6">http client python program.</text:span></text:p>
      <text:p text:style-name="P5">20.</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6:31:35.436500626</meta:creation-date>
    <dc:date>2017-06-29T12:49:51.955997534</dc:date>
    <meta:editing-duration>PT6H22M24S</meta:editing-duration>
    <meta:editing-cycles>20</meta:editing-cycles>
    <meta:generator>LibreOffice/5.1.6.2$Linux_X86_64 LibreOffice_project/10m0$Build-2</meta:generator>
    <meta:document-statistic meta:table-count="0" meta:image-count="0" meta:object-count="0" meta:page-count="6" meta:paragraph-count="168" meta:word-count="1240" meta:character-count="8293" meta:non-whitespace-character-count="7201"/>
  </office:meta>
</office:document-meta>
</file>